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402in"/>
    </style:style>
    <style:style style:name="co8" style:family="table-column">
      <style:table-column-properties fo:break-before="auto" style:column-width="3.41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66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99ff66" fo:border="0.06pt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LK Status</text:p>
          </table:table-cell>
          <table:covered-table-cell table:number-columns-repeated="6" table:style-name="ce9"/>
          <table:covered-table-cell table:style-name="ce28"/>
          <table:table-cell table:style-name="ce28"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9" table:number-columns-repeated="5"/>
          <table:table-cell table:style-name="ce28" table:number-columns-repeated="1017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2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4"/>
          <table:table-cell table:style-name="ce15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6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6"/>
          <table:table-cell table:style-name="ce17" table:number-columns-repeated="5"/>
          <table:table-cell table:style-name="ce27"/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18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fs</text:p>
          </table:table-cell>
          <table:table-cell table:style-name="ce18" office:value-type="string" calcext:value-type="string">
            <text:p>net</text:p>
          </table:table-cell>
          <table:table-cell table:style-name="ce7" office:value-type="string" calcext:value-type="string">
            <text:p>Notes</text:p>
          </table:table-cell>
          <table:table-cell table:style-name="ce28"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9"/>
          <table:table-cell table:style-name="ce21"/>
          <table:table-cell table:style-name="ce19"/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X32 and x86_64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sh and 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20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23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23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14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x86_64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24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11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11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14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ppc, sh, arm, microblaze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14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mips, microblaze, x86_64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23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Not in ARM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25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20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23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23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H36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 style:data-style-name="N2" text:time-value="06:04:53.771331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2-05T06:05:28.191925353</dc:date>
    <meta:editing-duration>P12DT1H33M50S</meta:editing-duration>
    <meta:editing-cycles>54</meta:editing-cycles>
    <meta:document-statistic meta:table-count="1" meta:cell-count="865" meta:object-count="0"/>
  </office:meta>
</office:document-meta>
</file>